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F000003239BEF683AA1CCF8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016cm" svg:y="1.9cm" svg:width="28.136cm" svg:height="12.391cm" draw:z-index="0"><draw:image xlink:href="Pictures/100000010000071F000003239BEF683AA1CCF8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6:52:05.599456465</meta:creation-date>
    <dc:date>2024-01-04T13:31:52.683207616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